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Seabotix Motor Controller BOM</text:p>
          </table:table-cell>
          <table:table-cell table:style-name="Default" table:number-columns-repeated="2"/>
          <table:table-cell table:style-name="ce3" office:value-type="date" office:date-value="2014-07-22" calcext:value-type="date">
            <text:p>2014-07-22</text:p>
          </table:table-cell>
          <table:table-cell table:style-name="Default" office:value-type="string" calcext:value-type="string">
            <text:p>Evan Widloski</text:p>
          </table:table-cell>
          <table:table-cell table:style-name="Default" table:number-columns-repeated="2"/>
          <table:table-cell table:number-columns-repeated="5"/>
        </table:table-row>
        <table:table-row table:style-name="ro2" table:number-rows-repeated="2">
          <table:table-cell table:style-name="Default" table:number-columns-repeated="7"/>
          <table:table-cell table:number-columns-repeated="5"/>
        </table:table-row>
        <table:table-row table:style-name="ro3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m. Rati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rt No</text:p>
          </table:table-cell>
          <table:table-cell office:value-type="string" calcext:value-type="string">
            <text:p>Digikey Cost</text:p>
          </table:table-cell>
          <table:table-cell office:value-type="string" calcext:value-type="string">
            <text:p>Qty to Buy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D-2X3</text:p>
          </table:table-cell>
          <table:table-cell office:value-type="string" calcext:value-type="string">
            <text:p>ISP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2, C4, C8, C10, C15</text:p>
          </table:table-cell>
          <table:table-cell office:value-type="string" calcext:value-type="string">
            <text:p>http://www.digikey.com/product-detail/en/CC0603ZRY5V9BB104/311-1343-1-ND/2103127</text:p>
          </table:table-cell>
          <table:table-cell table:style-name="Default" office:value-type="string" calcext:value-type="string">
            <text:p>311-1343-1-ND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H6]*[.I6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ttp://www.digikey.com/product-detail/en/TMK107B7224KA-T/587-1246-1-ND/931023</text:p>
          </table:table-cell>
          <table:table-cell office:value-type="string" calcext:value-type="string">
            <text:p>587-1246-1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7]*[.I7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R-US_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RC0603FR-071ML/311-1.00MHRCT-ND/729791</text:p>
          </table:table-cell>
          <table:table-cell office:value-type="string" calcext:value-type="string">
            <text:p>311-1.00MHR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8]*[.I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8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2, R6,R13</text:p>
          </table:table-cell>
          <table:table-cell office:value-type="string" calcext:value-type="string">
            <text:p>http://www.digikey.com/product-detail/en/RMCF0603JT1K00/RMCF0603JT1K00CT-ND/1943173</text:p>
          </table:table-cell>
          <table:table-cell office:value-type="string" calcext:value-type="string">
            <text:p>RMCF0603JT1K00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0]*[.I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/>
          <table:table-cell office:value-type="string" calcext:value-type="string">
            <text:p>C-USC0603</text:p>
          </table:table-cell>
          <table:table-cell office:value-type="string" calcext:value-type="string">
            <text:p>C1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9, R10, R11, R1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uF</text:p>
          </table:table-cell>
          <table:table-cell/>
          <table:table-cell office:value-type="string" calcext:value-type="string">
            <text:p>C-USC0603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, C3, C9</text:p>
          </table:table-cell>
          <table:table-cell office:value-type="string" calcext:value-type="string">
            <text:p>http://www.digikey.com/product-detail/en/TMK107B7105KA-T/587-2984-1-ND/2714177</text:p>
          </table:table-cell>
          <table:table-cell office:value-type="string" calcext:value-type="string">
            <text:p>587-2984-1-ND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H14]*[.I14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100V</text:p>
          </table:table-cell>
          <table:table-cell table:style-name="ce2" office:value-type="string" calcext:value-type="string">
            <text:p>C-USC0603</text:p>
          </table:table-cell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http://www.digikey.com/product-detail/en/CC0603ZRY5V5BB225/311-1452-1-ND/2833758</text:p>
          </table:table-cell>
          <table:table-cell office:value-type="string" calcext:value-type="string">
            <text:p>311-1452-1-ND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table:formula="of:=[.H15]*[.I15]" office:value-type="float" office:value="1.1" calcext:value-type="float">
            <text:p>1.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http://www.digikey.com/product-detail/en/RMCF0603JT3K30/RMCF0603JT3K30CT-ND/1943182</text:p>
          </table:table-cell>
          <table:table-cell table:style-name="ce2" office:value-type="string" calcext:value-type="string">
            <text:p>RMCF0603JT3K30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6]*[.I16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,R5</text:p>
          </table:table-cell>
          <table:table-cell office:value-type="string" calcext:value-type="string">
            <text:p>http://www.digikey.com/product-detail/en/RMCF0603JT10K0/RMCF0603JT10K0CT-ND/1943191</text:p>
          </table:table-cell>
          <table:table-cell office:value-type="string" calcext:value-type="string">
            <text:p>RMCF0603JT10K0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7]*[.I17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ttp://www.digikey.com/product-detail/en/C1608C0G1H220J080AA/445-1273-1-ND/567670</text:p>
          </table:table-cell>
          <table:table-cell office:value-type="string" calcext:value-type="string">
            <text:p>445-1273-1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8]*[.I18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“0805”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ttp://www.digikey.com/product-detail/en/CL21A226MAQNNNE/1276-2908-1-ND/3890994</text:p>
          </table:table-cell>
          <table:table-cell office:value-type="string" calcext:value-type="string">
            <text:p>1276-2908-1-ND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table:formula="of:=[.H19]*[.I19]" office:value-type="float" office:value="4.7" calcext:value-type="float">
            <text:p>4.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http://www.digikey.com/product-detail/en/RMCF0603JT33K0/RMCF0603JT33K0CT-ND</text:p>
          </table:table-cell>
          <table:table-cell office:value-type="string" calcext:value-type="string">
            <text:p>RMCF0603JT33K0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R-US_R0603</text:p>
          </table:table-cell>
          <table:table-cell/>
          <table:table-cell office:value-type="string" calcext:value-type="string">
            <text:p>http://www.digikey.com/product-detail/en/RMCF0603FT51K1/RMCF0603FT51K1CT-ND/1943103</text:p>
          </table:table-cell>
          <table:table-cell office:value-type="string" calcext:value-type="string">
            <text:p>RMCF0603FT51K1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1]*[.I2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6, C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[.I2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R-US_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RMCF0603FT100K/RMCF0603FT100KCT-ND/1943118</text:p>
          </table:table-cell>
          <table:table-cell office:value-type="string" calcext:value-type="string">
            <text:p>RMCF0603FT100K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4]*[.I2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http://www.digikey.com/product-detail/en/RMCF0603JT120R/RMCF0603JT120RCT-ND/1943157</text:p>
          </table:table-cell>
          <table:table-cell office:value-type="string" calcext:value-type="string">
            <text:p>RMCF0603JT120R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5]*[.I25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EXB38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http://www.digikey.com/product-detail/en/742C083102JP/742C083102JPCT-ND/1124573</text:p>
          </table:table-cell>
          <table:table-cell office:value-type="string" calcext:value-type="string">
            <text:p>742C083102JP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http://www.digikey.com/product-detail/en/RMCF0603JT220R/RMCF0603JT220RCT-ND</text:p>
          </table:table-cell>
          <table:table-cell office:value-type="string" calcext:value-type="string">
            <text:p>RMCF0603JT220R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LLEGRO-A3921</text:p>
          </table:table-cell>
          <table:table-cell/>
          <table:table-cell office:value-type="string" calcext:value-type="string">
            <text:p>ALLEGRO-A3921</text:p>
          </table:table-cell>
          <table:table-cell office:value-type="string" calcext:value-type="string">
            <text:p>ALLGR</text:p>
          </table:table-cell>
          <table:table-cell office:value-type="string" calcext:value-type="string">
            <text:p>http://www.digikey.com/product-detail/en/A3921KLPTR-T/620-1523-1-ND/4318335</text:p>
          </table:table-cell>
          <table:table-cell office:value-type="string" calcext:value-type="string">
            <text:p>620-1523-1-ND</text:p>
          </table:table-cell>
          <table:table-cell office:value-type="float" office:value="4.03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table:formula="of:=[.H29]*[.I29]" office:value-type="float" office:value="20.15" calcext:value-type="float">
            <text:p>20.1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SPI-4030S</text:p>
          </table:table-cell>
          <table:table-cell/>
          <table:table-cell office:value-type="string" calcext:value-type="string">
            <text:p>ASPI-4030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ttp://www.digikey.com/product-detail/en/ASPI-4030S-100M-T/535-12314-1-ND/4214914</text:p>
          </table:table-cell>
          <table:table-cell office:value-type="string" calcext:value-type="string">
            <text:p>535-12314-1-ND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H30]*[.I30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TTINY84</text:p>
          </table:table-cell>
          <table:table-cell/>
          <table:table-cell office:value-type="string" calcext:value-type="string">
            <text:p>SOIC14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http://www.digikey.com/product-detail/en/ATTINY84A-SSU/ATTINY84A-SSU-ND/3046522</text:p>
          </table:table-cell>
          <table:table-cell office:value-type="string" calcext:value-type="string">
            <text:p>ATTINY84A-SSU-ND</text:p>
          </table:table-cell>
          <table:table-cell office:value-type="float" office:value="1.66" calcext:value-type="float">
            <text:p>1.66</text:p>
          </table:table-cell>
          <table:table-cell office:value-type="float" office:value="5" calcext:value-type="float">
            <text:p>5</text:p>
          </table:table-cell>
          <table:table-cell table:formula="of:=[.H31]*[.I31]" office:value-type="float" office:value="8.3" calcext:value-type="float">
            <text:p>8.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STCE16M0V53-R0</text:p>
          </table:table-cell>
          <table:table-cell/>
          <table:table-cell office:value-type="string" calcext:value-type="string">
            <text:p>CSTCE16M0V53-R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http://www.digikey.com/product-detail/en/CSTCE16M0V53-R0/490-1198-1-ND/584635</text:p>
          </table:table-cell>
          <table:table-cell office:value-type="string" calcext:value-type="string">
            <text:p>490-1198-1-ND</text:p>
          </table:table-cell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formula="of:=[.H32]*[.I32]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RF6648</text:p>
          </table:table-cell>
          <table:table-cell/>
          <table:table-cell office:value-type="string" calcext:value-type="string">
            <text:p>IRF6648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http://www.digikey.com/product-detail/en/IRF6648TRPBF/IRF6648TRPBFCT-ND/1189869</text:p>
          </table:table-cell>
          <table:table-cell office:value-type="string" calcext:value-type="string">
            <text:p>IRF6648TRPBFCT-ND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formula="of:=[.H34]*[.I34]" office:value-type="float" office:value="0" calcext:value-type="float">
            <text:p>0</text:p>
          </table:table-cell>
          <table:table-cell/>
          <table:table-cell office:value-type="string" calcext:value-type="string">
            <text:p>Salvage from Seabotix controller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M3480-5</text:p>
          </table:table-cell>
          <table:table-cell/>
          <table:table-cell office:value-type="string" calcext:value-type="string">
            <text:p>LM3480-5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http://www.digikey.com/product-detail/en/LM3480IM3-5.0%2FNOPB/LM3480IM3-5.0%2FNOPBCT-ND/270751</text:p>
          </table:table-cell>
          <table:table-cell office:value-type="string" calcext:value-type="string">
            <text:p>LM3480IM3-5.0%2FNOPBCT-ND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table:formula="of:=[.H35]*[.I35]" office:value-type="float" office:value="4.85" calcext:value-type="float">
            <text:p>4.8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T3990</text:p>
          </table:table-cell>
          <table:table-cell/>
          <table:table-cell office:value-type="string" calcext:value-type="string">
            <text:p>LT399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http://www.digikey.com/product-detail/en/LT3990EDD%23PBF/LT3990EDD%23PBF-ND/2297579</text:p>
          </table:table-cell>
          <table:table-cell office:value-type="string" calcext:value-type="string">
            <text:p>LT3990EDD%23PBF-ND</text:p>
          </table:table-cell>
          <table:table-cell office:value-type="float" office:value="5.45" calcext:value-type="float">
            <text:p>5.45</text:p>
          </table:table-cell>
          <table:table-cell office:value-type="float" office:value="5" calcext:value-type="float">
            <text:p>5</text:p>
          </table:table-cell>
          <table:table-cell table:formula="of:=[.H36]*[.I36]" office:value-type="float" office:value="27.25" calcext:value-type="float">
            <text:p>27.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AX481CSA</text:p>
          </table:table-cell>
          <table:table-cell/>
          <table:table-cell office:value-type="string" calcext:value-type="string">
            <text:p>MAX481CSA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http://www.digikey.com/product-detail/en/MAX481CSA%2B/MAX481CSA%2B-ND/1495326</text:p>
          </table:table-cell>
          <table:table-cell office:value-type="string" calcext:value-type="string">
            <text:p>MAX481CSA%2B-ND</text:p>
          </table:table-cell>
          <table:table-cell office:value-type="float" office:value="1.96" calcext:value-type="float">
            <text:p>1.96</text:p>
          </table:table-cell>
          <table:table-cell office:value-type="float" office:value="5" calcext:value-type="float">
            <text:p>5</text:p>
          </table:table-cell>
          <table:table-cell table:formula="of:=[.H37]*[.I37]" office:value-type="float" office:value="9.8" calcext:value-type="float">
            <text:p>9.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RA4003T3G</text:p>
          </table:table-cell>
          <table:table-cell/>
          <table:table-cell office:value-type="string" calcext:value-type="string">
            <text:p>MRA4003T3G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http://www.digikey.com/product-detail/en/MRA4003T3G/MRA4003T3GOSCT-ND/1139933</text:p>
          </table:table-cell>
          <table:table-cell office:value-type="string" calcext:value-type="string">
            <text:p>MRA4003T3GOSCT-ND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table:formula="of:=[.H38]*[.I38]" office:value-type="float" office:value="1.55" calcext:value-type="float">
            <text:p>1.5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B2J310</text:p>
          </table:table-cell>
          <table:table-cell/>
          <table:table-cell office:value-type="string" calcext:value-type="string">
            <text:p>SOD-323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http://www.digikey.com/product-detail/en/DB2J31000L/DB2J31000LCT-ND/2326085</text:p>
          </table:table-cell>
          <table:table-cell office:value-type="string" calcext:value-type="string">
            <text:p>DB2J31000LCT-ND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uF or more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RADIAL-CA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H40]*[.I40]" office:value-type="float" office:value="0" calcext:value-type="float">
            <text:p>0</text:p>
          </table:table-cell>
          <table:table-cell/>
          <table:table-cell office:value-type="string" calcext:value-type="string">
            <text:p>Pull one out of electrolytic kit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LED1</text:p>
          </table:table-cell>
          <table:table-cell table:style-name="Default"/>
          <table:table-cell table:style-name="Default" office:value-type="float" office:value="603" calcext:value-type="float">
            <text:p>603</text:p>
          </table:table-cell>
          <table:table-cell table:style-name="Default"/>
          <table:table-cell table:style-name="Default" office:value-type="string" calcext:value-type="string">
            <text:p>http://www.digikey.com/product-detail/en/LG%20Q971-KN-1/475-1409-1-ND/1802597</text:p>
          </table:table-cell>
          <table:table-cell office:value-type="string" calcext:value-type="string">
            <text:p>475-1409-1-ND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table:formula="of:=[.H41]*[.I41]" office:value-type="float" office:value="1.6" calcext:value-type="float">
            <text:p>1.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Total</text:p>
          </table:table-cell>
          <table:table-cell table:formula="of:=SUM([.J6:.J41])" office:value-type="float" office:value="97.2" calcext:value-type="float">
            <text:p>9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000-00-00T11:28:41.997925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5-01-05T12:16:31.636558018</dc:date>
    <meta:editing-duration>PT1H58M52S</meta:editing-duration>
    <meta:editing-cycles>16</meta:editing-cycles>
    <meta:generator>LibreOffice/4.1.6.2$Linux_X86_64 LibreOffice_project/410$Build-2</meta:generator>
    <dc:creator>Evan Widloski</dc:creator>
    <meta:document-statistic meta:table-count="1" meta:cell-count="292" meta:object-count="0"/>
  </office:meta>
</office:document-meta>
</file>